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09in"/>
    </style:style>
    <style:style style:name="co4" style:family="table-column">
      <style:table-column-properties fo:break-before="auto" style:column-width="6.7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value-type" style:repeat-content="false" fo:background-color="transparent"/>
      <style:paragraph-properties fo:margin-left="0in"/>
    </style:style>
    <style:style style:name="ce5" style:family="table-cell" style:parent-style-name="Default">
      <style:table-cell-properties fo:background-color="#ff0000" style:text-align-source="value-type" style:repeat-content="false"/>
      <style:paragraph-properties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Review</text:p>
          </table:table-cell>
          <table:table-cell/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B2:.G2])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3" table:number-columns-repeated="6"/>
          <table:table-cell/>
          <table:table-cell table:formula="of:=SUM([.B3:.G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4:.G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Bu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-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-5</text:p>
          </table:table-cell>
          <table:table-cell table:style-name="ce10"/>
          <table:table-cell table:style-name="ce7"/>
          <table:table-cell table:formula="of:=SUM([.B5:.G5])" office:value-type="float" office:value="37" calcext:value-type="float">
            <text:p>37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Blaschko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7"/>
          <table:table-cell table:formula="of:=SUM([.B6:.G6])" office:value-type="float" office:value="17" calcext:value-type="float">
            <text:p>17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Ebert</text:p>
          </table:table-cell>
          <table:table-cell table:style-name="ce10" table:number-columns-repeated="3"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4-5</text:p>
          </table:table-cell>
          <table:table-cell table:style-name="ce10"/>
          <table:table-cell table:style-name="ce7"/>
          <table:table-cell table:formula="of:=SUM([.B7:.G7])" office:value-type="float" office:value="9" calcext:value-type="float">
            <text:p>9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8:.G8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9:.G9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0:.G10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1:.G11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2:.G12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3:.G13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4:.G1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5:.G15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6:.G16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7:.G17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formula="of:=SUM([.B18:.G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19:.G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0:.G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1:.G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2:.G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3:.G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4:.G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5:.G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6:.G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7:.G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8:.G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9:.G29])" office:value-type="float" office:value="0" calcext:value-type="float">
            <text:p>0</text:p>
          </table:table-cell>
          <table:table-cell/>
        </table:table-row>
        <table:table-row table:style-name="ro1" table:number-rows-repeated="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0:48:22.665161579</meta:creation-date>
    <dc:date>2023-02-15T16:32:33.458503643</dc:date>
    <meta:editing-duration>PT15H4M47S</meta:editing-duration>
    <meta:editing-cycles>24</meta:editing-cycles>
    <meta:generator>LibreOffice/7.4.3.2$Linux_X86_64 LibreOffice_project/40$Build-2</meta:generator>
    <meta:document-statistic meta:table-count="1" meta:cell-count="56" meta:object-count="0"/>
  </office:meta>
</office:document-meta>
</file>